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ca89" officeooo:paragraph-rsid="000cca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DOCTYPE html&gt;</text:p>
      <text:p text:style-name="P1">&lt;html&gt;</text:p>
      <text:p text:style-name="P1">&lt;head&gt;</text:p>
      <text:p text:style-name="P1"><text:s text:c="2"/>&lt;meta charset="UTF-8"&gt;</text:p>
      <text:p text:style-name="P1"><text:s text:c="2"/>&lt;link rel="stylesheet" href="style.css" type="text/css"&gt;</text:p>
      <text:p text:style-name="P1"><text:s text:c="2"/>&lt;link rel="icon" type="image/png" href="fairy-2164589_960_720.png"&gt;</text:p>
      <text:p text:style-name="P1"><text:s text:c="2"/>&lt;title&gt;Loragami&lt;/title&gt;</text:p>
      <text:p text:style-name="P1">&lt;/head&gt;</text:p>
      <text:p text:style-name="P1">&lt;body&gt;</text:p>
      <text:p text:style-name="P1"><text:s/>&lt;header&gt;</text:p>
      <text:p text:style-name="P1"><text:s text:c="2"/>&lt;div class="main-container"&gt;</text:p>
      <text:p text:style-name="P1"><text:s text:c="4"/>&lt;img src="7R942oM.jpg" alt="somewhere"&gt;</text:p>
      <text:p text:style-name="P1"><text:s text:c="4"/>&lt;h1 class="title"&gt;Loragami&lt;/h1&gt;</text:p>
      <text:p text:style-name="P1"><text:s text:c="2"/>&lt;/div&gt;</text:p>
      <text:p text:style-name="P1"><text:s text:c="2"/>&lt;nav&gt;</text:p>
      <text:p text:style-name="P1"><text:s text:c="4"/>&lt;ul&gt;</text:p>
      <text:p text:style-name="P1"><text:s text:c="6"/>&lt;li&gt;&lt;i&gt;&lt;a href="#Presentation"&gt;Presentation&lt;/a&gt;&lt;/i&gt;&lt;/li&gt;</text:p>
      <text:p text:style-name="P1"><text:s text:c="6"/>&lt;li&gt;&lt;i&gt;&lt;a href="#Formation"&gt;Formation&lt;/a&gt;&lt;/i&gt;&lt;/li&gt;</text:p>
      <text:p text:style-name="P1"><text:s text:c="6"/>&lt;li&gt;&lt;i&gt;&lt;a href="#Competences"&gt;Competences&lt;/a&gt;&lt;/i&gt;&lt;/li&gt;</text:p>
      <text:p text:style-name="P1"><text:s text:c="6"/>&lt;li&gt;&lt;i&gt;&lt;a href="#Experiences"&gt;Experiences&lt;/a&gt;&lt;/i&gt;&lt;/li&gt;</text:p>
      <text:p text:style-name="P1"><text:s text:c="6"/>&lt;li&gt;&lt;i&gt;&lt;a href="#Loisirs"&gt;Loisirs&lt;/a&gt;&lt;/i&gt;&lt;/li&gt;</text:p>
      <text:p text:style-name="P1"><text:s text:c="6"/>&lt;li&gt;&lt;i&gt;&lt;a href="#Contact"&gt;Contact&lt;/a&gt;&lt;/i&gt;&lt;/li&gt;</text:p>
      <text:p text:style-name="P1"><text:s text:c="4"/>&lt;/ul&gt;</text:p>
      <text:p text:style-name="P1"><text:s text:c="3"/>&lt;/nav&gt;</text:p>
      <text:p text:style-name="P1">&lt;/header&gt;</text:p>
      <text:p text:style-name="P1"><text:s/>&lt;main&gt;</text:p>
      <text:p text:style-name="P1"><text:s text:c="2"/>&lt;section&gt;</text:p>
      <text:p text:style-name="P1"><text:s text:c="4"/>&lt;div class="banane"&gt;</text:p>
      <text:p text:style-name="P1"><text:s text:c="6"/>&lt;div class="top"&gt;</text:p>
      <text:p text:style-name="P1"><text:s text:c="7"/>&lt;div class="flex"&gt;</text:p>
      <text:p text:style-name="P1"><text:s text:c="8"/>&lt;div class="container"&gt;</text:p>
      <text:p text:style-name="P1"><text:s text:c="10"/>&lt;h1 class="progress" id="Presentation"&gt;Presentation&lt;/h1&gt;</text:p>
      <text:p text:style-name="P1"><text:s text:c="7"/>&lt;/div&gt;</text:p>
      <text:p text:style-name="P1"><text:s text:c="9"/>&lt;h2&gt;Laura Gourdel&lt;/h2&gt;</text:p>
      <text:p text:style-name="P1"><text:s text:c="9"/>&lt;p&gt;29 ans&lt;br&gt;</text:p>
      <text:p text:style-name="P1"><text:s text:c="8"/>&lt;p&gt;Formation developpeur web fullstack JS&lt;/p&gt;</text:p>
      <text:p text:style-name="P1"><text:s text:c="4"/>&lt;/div&gt;</text:p>
      <text:p text:style-name="P1"><text:s text:c="4"/>&lt;div class="flex1"&gt;</text:p>
      <text:p text:style-name="P1"><text:s text:c="7"/>&lt;img class="title3bis" src="Border-01--Arvin61r58.svg" alt="cadre"&gt;</text:p>
      <text:p text:style-name="P1"><text:s text:c="7"/>&lt;img class="title3" src="lauravisage.png" alt="lauraphoto"&gt;</text:p>
      <text:p text:style-name="P1"><text:s text:c="7"/>&lt;p id="left"&gt;"Du chaos nait une etoile - Charles Chaplin"&lt;/p&gt;</text:p>
      <text:p text:style-name="P1"><text:s text:c="4"/>&lt;/div&gt;</text:p>
      <text:p text:style-name="P1"><text:s text:c="2"/>&lt;/div&gt;</text:p>
      <text:p text:style-name="P1">&lt;/div&gt;</text:p>
      <text:p text:style-name="P1"><text:s text:c="2"/>&lt;/section&gt;</text:p>
      <text:p text:style-name="P1"><text:s text:c="2"/>&lt;section&gt;</text:p>
      <text:p text:style-name="P1"><text:s text:c="4"/>&lt;div class="banane"&gt;</text:p>
      <text:p text:style-name="P1"><text:s text:c="4"/>&lt;div class="container"&gt;</text:p>
      <text:p text:style-name="P1"><text:s text:c="6"/>&lt;h2 class="progress" id="Formation"&gt;Formation&lt;/h2&gt;</text:p>
      <text:p text:style-name="P1"><text:s text:c="4"/>&lt;/div&gt;</text:p>
      <text:p text:style-name="P1"><text:s text:c="4"/>&lt;p&gt;</text:p>
      <text:p text:style-name="P1"><text:s text:c="6"/>&lt;ul class="pos"&gt;</text:p>
      <text:p text:style-name="P1"><text:soft-page-break/><text:s text:c="8"/>&lt;div class="b"&gt;&lt;li&gt;Nov 2017 - Juin 2018:&lt;/div&gt;&lt;div class="size"&gt;Formation developpeur web fullstack JS _Blank&lt;/div&gt;&lt;/li&gt;</text:p>
      <text:p text:style-name="P1"><text:s text:c="8"/>&lt;div class="b"&gt;&lt;li&gt;Sept 2013 - Avr 2014:&lt;/div&gt;&lt;div class="size"&gt;Dento Reiki, Paris 19&lt;/div&gt;&lt;/li&gt;</text:p>
      <text:p text:style-name="P1"><text:s text:c="8"/>&lt;div class="b"&gt;&lt;li&gt;Sept 2009 - Avr 2010:&lt;/div&gt;&lt;div class="size"&gt;Japonais, INALCO&lt;/div&gt;&lt;/li&gt;</text:p>
      <text:p text:style-name="P1"><text:s text:c="8"/>&lt;div class="b"&gt;&lt;li&gt;Sept 2007 - Juin 2008:&lt;/div&gt;&lt;div class="size"&gt;Philosophie, Universite Rennes 1&lt;/div&gt;&lt;/li&gt;</text:p>
      <text:p text:style-name="P1"><text:s text:c="8"/>&lt;div class="b"&gt;&lt;li&gt;Juil 2007:&lt;/div&gt;&lt;div class="size"&gt;Baccalaureat litteraire, option Arts Plastiques et audiovisuel&lt;/div&gt;&lt;/li&gt;</text:p>
      <text:p text:style-name="P1"><text:s text:c="6"/>&lt;/ul&gt;</text:p>
      <text:p text:style-name="P1"><text:s text:c="4"/>&lt;/p&gt;</text:p>
      <text:p text:style-name="P1"><text:s text:c="3"/>&lt;/div&gt;</text:p>
      <text:p text:style-name="P1"><text:s/>&lt;/section&gt;</text:p>
      <text:p text:style-name="P1"><text:s text:c="2"/>&lt;section&gt;</text:p>
      <text:p text:style-name="P1"><text:s text:c="4"/>&lt;div class="banane"&gt;</text:p>
      <text:p text:style-name="P1"><text:s text:c="4"/>&lt;div class="container"&gt;</text:p>
      <text:p text:style-name="P1"><text:s text:c="6"/>&lt;h2 class="progress" id="Competences"&gt;Competences&lt;/h2&gt;</text:p>
      <text:p text:style-name="P1"><text:s text:c="4"/>&lt;/div&gt;</text:p>
      <text:p text:style-name="P1"><text:s text:c="4"/>&lt;p&gt;</text:p>
      <text:p text:style-name="P1"><text:s text:c="6"/>&lt;ul class="pos"&gt;</text:p>
      <text:p text:style-name="P1"><text:s text:c="8"/>&lt;div class="b"&gt;&lt;li&gt;Langue:&lt;/div&gt;&lt;div class="size"&gt;Anglais, courant&lt;/div&gt;&lt;/li&gt;&lt;br&gt;</text:p>
      <text:p text:style-name="P1"><text:s text:c="8"/>&lt;div class="b"&gt;&lt;li&gt;Informatique:&lt;/div&gt;&lt;div class="size"&gt;Maitrise courante d'internet&lt;/li&gt;&lt;br&gt;&lt;/div&gt;</text:p>
      <text:p text:style-name="P1"><text:s text:c="8"/>&lt;div class="b"&gt;&lt;li&gt;HTML et CSS3&lt;/div&gt;</text:p>
      <text:p text:style-name="P1"><text:s text:c="10"/>&lt;div class="b"&gt;&lt;li&gt;Profil:&lt;/div&gt;&lt;div class="size"&gt;Adaptable, curieuse, dynamique&lt;/div&gt;&lt;/li&gt;&lt;br&gt;</text:p>
      <text:p text:style-name="P1"><text:s text:c="8"/>&lt;/ul&gt;</text:p>
      <text:p text:style-name="P1"><text:s text:c="4"/>&lt;/p&gt;</text:p>
      <text:p text:style-name="P1"><text:s text:c="2"/>&lt;/div&gt;</text:p>
      <text:p text:style-name="P1"><text:s text:c="2"/>&lt;/section&gt;</text:p>
      <text:p text:style-name="P1"><text:s text:c="2"/>&lt;section&gt;</text:p>
      <text:p text:style-name="P1"><text:s text:c="4"/>&lt;div class="banane"&gt;</text:p>
      <text:p text:style-name="P1"><text:s text:c="4"/>&lt;div class="container"&gt;</text:p>
      <text:p text:style-name="P1"><text:s text:c="6"/>&lt;h2 class="progress" id="Experiences"&gt;Experiences&lt;/h2&gt;</text:p>
      <text:p text:style-name="P1"><text:s text:c="4"/>&lt;/div&gt;</text:p>
      <text:p text:style-name="P1"><text:s text:c="6"/>&lt;p&gt;</text:p>
      <text:p text:style-name="P1"><text:s text:c="8"/>&lt;ul class="pos"&gt;</text:p>
      <text:p text:style-name="P1"><text:s text:c="10"/>&lt;div class="b"&gt;&lt;li&gt;Nov 2017 - aujourd'hui:&lt;/li&gt;&lt;/div&gt;&lt;div class="size"&gt;html5 et CSS3, _Blank&lt;/div&gt;&lt;/li&gt;&lt;br&gt;</text:p>
      <text:p text:style-name="P1"><text:s text:c="10"/>&lt;div class="b"&gt;&lt;li&gt;Nov 2016 - août 2017:&lt;/div&gt;&lt;div class="size"&gt;hotesse d'accueil, Accevene Plus&lt;/div&gt;&lt;/li&gt;&lt;br&gt;</text:p>
      <text:p text:style-name="P1"><text:s text:c="10"/>&lt;div class="b"&gt;&lt;li&gt;Sept 2016 - août 2017:&lt;/div&gt;&lt;div class="size"&gt;agent d'accueil et controleuse, Palais des Sports de Paris&lt;/div&gt;&lt;/li&gt;&lt;br&gt;</text:p>
      <text:p text:style-name="P1"><text:s text:c="10"/>&lt;div class="b"&gt;&lt;li&gt;Avr 2016 - Août 2016:&lt;/div&gt;&lt;div class="size"&gt;responsable Pole Enfance, Happy Families&lt;/div&gt;&lt;/li&gt;&lt;br&gt;</text:p>
      <text:p text:style-name="P1"><text:s text:c="10"/>&lt;div class="b"&gt;&lt;li&gt;Oct 2014 - Avr 2016:&lt;/div&gt;&lt;div class="size"&gt;autoentrepreneur, Reiki&lt;/div&gt;&lt;/li&gt;&lt;br&gt;</text:p>
      <text:p text:style-name="P1"><text:s text:c="10"/>&lt;div class="b"&gt;&lt;li&gt;Juin 2013 - Sept 2014:&lt;/div&gt;&lt;div class="size"&gt;agent d'accueil, Office de Tourisme (22)&lt;/div&gt;&lt;/li&gt;&lt;br&gt;</text:p>
      <text:p text:style-name="P1"><text:s text:c="10"/>&lt;div class="b"&gt;&lt;li&gt;Juil 2011 - Oct 2012:&lt;/div&gt;&lt;div class="size"&gt;employee administratif, journal Ouest-France&lt;/div&gt;&lt;br&gt;</text:p>
      <text:p text:style-name="P1"><text:soft-page-break/><text:s text:c="8"/>&lt;/ul&gt;</text:p>
      <text:p text:style-name="P1"><text:s text:c="6"/>&lt;/p&gt;</text:p>
      <text:p text:style-name="P1"><text:s text:c="4"/>&lt;/div&gt;</text:p>
      <text:p text:style-name="P1"><text:s text:c="2"/>&lt;/section&gt;</text:p>
      <text:p text:style-name="P1"><text:s text:c="2"/>&lt;section&gt;</text:p>
      <text:p text:style-name="P1"><text:s text:c="4"/>&lt;div class="banane"&gt;</text:p>
      <text:p text:style-name="P1"><text:s text:c="4"/>&lt;div class="container"&gt;</text:p>
      <text:p text:style-name="P1"><text:s text:c="6"/>&lt;h2 class="progress" id="Loisirs"&gt;Loisirs/Interets&lt;/h2&gt;</text:p>
      <text:p text:style-name="P1"><text:s text:c="4"/>&lt;/div&gt;</text:p>
      <text:p text:style-name="P1"><text:s text:c="4"/>&lt;div class="logo"&gt;</text:p>
      <text:p text:style-name="P1"><text:s text:c="6"/>&lt;p&gt;</text:p>
      <text:p text:style-name="P1"><text:s text:c="8"/>&lt;img src="nucleus-35000_960_720.png" alt="physique quantique" height="80px"&gt;</text:p>
      <text:p text:style-name="P1"><text:s text:c="8"/>&lt;img src="interview-1992447_960_720.png" alt="relations humaines" height="80px"&gt;</text:p>
      <text:p text:style-name="P1"><text:s text:c="8"/>&lt;img src="information-44006_960_720.png" alt="voyages" height="80px"&gt;</text:p>
      <text:p text:style-name="P1"><text:s text:c="8"/>&lt;img src="martial-arts-150009_960_720.png" alt="arts martiaux" height="80px"&gt;</text:p>
      <text:p text:style-name="P1"><text:s text:c="5"/>&lt;/p&gt;</text:p>
      <text:p text:style-name="P1"><text:s text:c="4"/>&lt;/div&gt;</text:p>
      <text:p text:style-name="P1"><text:s text:c="2"/>&lt;/div&gt;</text:p>
      <text:p text:style-name="P1"><text:s text:c="2"/>&lt;/section&gt;</text:p>
      <text:p text:style-name="P1"><text:s text:c="2"/>&lt;section&gt;</text:p>
      <text:p text:style-name="P1"><text:s text:c="4"/>&lt;div class="banane"&gt;</text:p>
      <text:p text:style-name="P1"><text:s text:c="4"/>&lt;div class="container"&gt;</text:p>
      <text:p text:style-name="P1"><text:s text:c="6"/>&lt;h2 class="progress" id="Contact"&gt;Contacts&lt;/h2&gt;</text:p>
      <text:p text:style-name="P1"><text:s text:c="4"/>&lt;/div&gt;</text:p>
      <text:p text:style-name="P1"><text:s text:c="6"/>&lt;p&gt;laura.gourdel@gmail.com&lt;/p&gt;</text:p>
      <text:p text:style-name="P1"><text:s text:c="4"/>&lt;/div&gt;</text:p>
      <text:p text:style-name="P1"><text:s text:c="2"/>&lt;/section&gt;</text:p>
      <text:p text:style-name="P1"><text:s text:c="2"/>&lt;section&gt;</text:p>
      <text:p text:style-name="P1"><text:s text:c="4"/>&lt;div class="section3" class="banane1"&gt;</text:p>
      <text:p text:style-name="P1"><text:s text:c="4"/>&lt;div class="onebox"&gt;</text:p>
      <text:p text:style-name="P1"><text:s text:c="6"/>&lt;h1&gt;Suivez-nous sur&lt;/h1&gt;</text:p>
      <text:p text:style-name="P1"><text:s text:c="8"/>&lt;ul&gt;</text:p>
      <text:p text:style-name="P1"><text:s text:c="10"/>&lt;div class="b"&gt;&lt;li&gt;Instagram&lt;/li&gt;&lt;/div&gt;</text:p>
      <text:p text:style-name="P1"><text:s text:c="10"/>&lt;div class="b"&gt;&lt;li&gt;Dribbble&lt;/li&gt;&lt;/div&gt;</text:p>
      <text:p text:style-name="P1"><text:s text:c="10"/>&lt;div class="b"&gt;&lt;li&gt;Linkedin&lt;/li&gt;&lt;/div&gt;</text:p>
      <text:p text:style-name="P1"><text:s text:c="8"/>&lt;/ul&gt;</text:p>
      <text:p text:style-name="P1"><text:s text:c="4"/>&lt;/div&gt;</text:p>
      <text:p text:style-name="P1"><text:s text:c="6"/>&lt;p&gt;&lt;Credits</text:p>
      <text:p text:style-name="P1"><text:s text:c="6"/>&lt;/p&gt;</text:p>
      <text:p text:style-name="P1"><text:s text:c="4"/>&lt;/div&gt;</text:p>
      <text:p text:style-name="P1"><text:s text:c="2"/>&lt;/section&gt;</text:p>
      <text:p text:style-name="P1"><text:s text:c="2"/>&lt;/main&gt;</text:p>
      <text:p text:style-name="P1"><text:s text:c="2"/>&lt;footer&gt;</text:p>
      <text:p text:style-name="P1"><text:s text:c="3"/>&lt;p&gt;&amp;copy; - Tous droits reserves - 2017&lt;/p&gt;</text:p>
      <text:p text:style-name="P1"><text:s text:c="2"/>&lt;/footer&gt;</text:p>
      <text:p text:style-name="P1">&lt;/body&gt;</text:p>
      <text:p text:style-name="P1">&lt;/html&gt;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* {</text:p>
      <text:p text:style-name="P1"><text:s/>box-sizing : border-box;</text:p>
      <text:p text:style-name="P1"><text:s/>margin : 0px;</text:p>
      <text:p text:style-name="P1"><text:s/>padding : 0px;</text:p>
      <text:p text:style-name="P1">}</text:p>
      <text:p text:style-name="P1">@font-face {</text:p>
      <text:p text:style-name="P1"><text:s/>font-family: 'Samantha';</text:p>
      <text:p text:style-name="P1"><text:s/>src: url('Samantha.ttf');</text:p>
      <text:p text:style-name="P1">}</text:p>
      <text:p text:style-name="P1">body{</text:p>
      <text:p text:style-name="P1"><text:s/>width: 90%;</text:p>
      <text:p text:style-name="P1"><text:s/>margin-left; auto;</text:p>
      <text:p text:style-name="P1"><text:s/>margin-right; auto;</text:p>
      <text:p text:style-name="P1"><text:s/>background-image: url("journal-1577764_960_720.png");</text:p>
      <text:p text:style-name="P1"><text:s/>background-repeat:repeat;</text:p>
      <text:p text:style-name="P1"><text:s/>background-size: contain;</text:p>
      <text:p text:style-name="P1"><text:s/>font-family: Samantha;</text:p>
      <text:p text:style-name="P1"><text:s/>animation: back linear 5s infinite;</text:p>
      <text:p text:style-name="P1">}</text:p>
      <text:p text:style-name="P1">p{</text:p>
      <text:p text:style-name="P1"><text:s text:c="2"/>font-size: 50px;</text:p>
      <text:p text:style-name="P1"><text:s text:c="2"/>margin-left: 70px;</text:p>
      <text:p text:style-name="P1"><text:s text:c="2"/>margin-top: 50px;</text:p>
      <text:p text:style-name="P1">}</text:p>
      <text:p text:style-name="P1">h1{</text:p>
      <text:p text:style-name="P1"><text:s text:c="2"/>font-size: 70px;</text:p>
      <text:p text:style-name="P1"><text:s text:c="2"/>font-weight: normal;</text:p>
      <text:p text:style-name="P1"><text:s text:c="2"/>margin-left: 70px;</text:p>
      <text:p text:style-name="P1">}</text:p>
      <text:p text:style-name="P1">header.main-container {</text:p>
      <text:p text:style-name="P1"><text:s text:c="2"/>background-image: url("7R942oM.jpg");</text:p>
      <text:p text:style-name="P1"><text:s text:c="2"/>background-repeat: no-repeat;</text:p>
      <text:p text:style-name="P1"><text:s text:c="2"/>background-size: cover;</text:p>
      <text:p text:style-name="P1"><text:s text:c="2"/>height: 100vh;</text:p>
      <text:p text:style-name="P1"><text:s text:c="2"/>width : 100vw;</text:p>
      <text:p text:style-name="P1">}</text:p>
      <text:p text:style-name="P1">.main-container img {</text:p>
      <text:p text:style-name="P1"><text:s text:c="2"/>width: 100vw;</text:p>
      <text:p text:style-name="P1"><text:s text:c="2"/>height: 100vh;</text:p>
      <text:p text:style-name="P1">}</text:p>
      <text:p text:style-name="P1">.title{</text:p>
      <text:p text:style-name="P1"><text:s text:c="2"/>border: solid transparent 1px;</text:p>
      <text:p text:style-name="P1"><text:s text:c="2"/>position: absolute;</text:p>
      <text:p text:style-name="P1"><text:s text:c="2"/>margin: -100px;</text:p>
      <text:p text:style-name="P1"><text:s text:c="2"/>margin-left: 50px;</text:p>
      <text:p text:style-name="P1"><text:s text:c="2"/>margin-top: -200px;</text:p>
      <text:p text:style-name="P1"><text:s text:c="2"/>color:#FBF2B7;</text:p>
      <text:p text:style-name="P1"><text:s text:c="2"/>border-radius: 2px;</text:p>
      <text:p text:style-name="P1"><text:s text:c="2"/>font-weight: normal;</text:p>
      <text:p text:style-name="P1">}</text:p>
      <text:p text:style-name="P1"><text:soft-page-break/>.title3{</text:p>
      <text:p text:style-name="P1"><text:s text:c="2"/>margin: -100px;</text:p>
      <text:p text:style-name="P1"><text:s text:c="2"/>margin-left: 600px;</text:p>
      <text:p text:style-name="P1"><text:s text:c="2"/>margin-top: 200px;</text:p>
      <text:p text:style-name="P1">}</text:p>
      <text:p text:style-name="P1">p#left{</text:p>
      <text:p text:style-name="P1"><text:s text:c="2"/>margin-right: 20px;</text:p>
      <text:p text:style-name="P1"><text:s text:c="2"/>margin-top: 30px;</text:p>
      <text:p text:style-name="P1">}</text:p>
      <text:p text:style-name="P1">.title3{</text:p>
      <text:p text:style-name="P1"><text:s text:c="2"/>z-index:2;</text:p>
      <text:p text:style-name="P1"><text:s text:c="2"/>position: absolute;</text:p>
      <text:p text:style-name="P1"><text:s text:c="2"/>margin-left: 450px;</text:p>
      <text:p text:style-name="P1"><text:s text:c="2"/>margin-right:150px;</text:p>
      <text:p text:style-name="P1"><text:s text:c="2"/>margin-top:-450px;</text:p>
      <text:p text:style-name="P1">}</text:p>
      <text:p text:style-name="P1">.title3bis{</text:p>
      <text:p text:style-name="P1"><text:s text:c="2"/>height:550px;</text:p>
      <text:p text:style-name="P1"><text:s text:c="2"/>z-index:0;</text:p>
      <text:p text:style-name="P1"><text:s text:c="2"/>margin-left:650px;</text:p>
      <text:p text:style-name="P1"><text:s text:c="2"/>margin-top:-480px;</text:p>
      <text:p text:style-name="P1"><text:s text:c="2"/>position: absolute;</text:p>
      <text:p text:style-name="P1">}</text:p>
      <text:p text:style-name="P1">.pos{</text:p>
      <text:p text:style-name="P1"><text:s text:c="2"/>margin-left: 20px;</text:p>
      <text:p text:style-name="P1">}</text:p>
      <text:p text:style-name="P1">.flex{</text:p>
      <text:p text:style-name="P1"><text:s text:c="2"/>display: flex;</text:p>
      <text:p text:style-name="P1"><text:s text:c="2"/>flex-direction: column;</text:p>
      <text:p text:style-name="P1">}</text:p>
      <text:p text:style-name="P1">.flex1{</text:p>
      <text:p text:style-name="P1"><text:s text:c="2"/>display: flex;</text:p>
      <text:p text:style-name="P1"><text:s text:c="2"/>flex-direction: column;</text:p>
      <text:p text:style-name="P1">}</text:p>
      <text:p text:style-name="P1">h2, h1{</text:p>
      <text:p text:style-name="P1"><text:s text:c="2"/>font-family: samantha;</text:p>
      <text:p text:style-name="P1"><text:s text:c="2"/>color:#2E006C;</text:p>
      <text:p text:style-name="P1"><text:s text:c="2"/>font-size: 60px;</text:p>
      <text:p text:style-name="P1"><text:s text:c="2"/>margin-top: 320px;</text:p>
      <text:p text:style-name="P1"><text:s text:c="2"/>margin-left: 70px;</text:p>
      <text:p text:style-name="P1"><text:s text:c="2"/>margin-bottom: 30px;</text:p>
      <text:p text:style-name="P1">}</text:p>
      <text:p text:style-name="P1">.banane{</text:p>
      <text:p text:style-name="P1"><text:s text:c="2"/>margin-bottom: 130px;</text:p>
      <text:p text:style-name="P1"><text:s text:c="2"/>margin-top: 340px;</text:p>
      <text:p text:style-name="P1"><text:s text:c="2"/>z-index: 2;</text:p>
      <text:p text:style-name="P1">}</text:p>
      <text:p text:style-name="P1">.top{</text:p>
      <text:p text:style-name="P1"><text:s text:c="2"/>margin-top: -350px;</text:p>
      <text:p text:style-name="P1"><text:s text:c="2"/>margin-bottom: 100px;</text:p>
      <text:p text:style-name="P1"/>
      <text:p text:style-name="P1">}</text:p>
      <text:p text:style-name="P1"><text:soft-page-break/>nav ul{</text:p>
      <text:p text:style-name="P1"><text:s text:c="2"/>display: flex;</text:p>
      <text:p text:style-name="P1"><text:s text:c="2"/>padding: 0;</text:p>
      <text:p text:style-name="P1"><text:s text:c="2"/>margin: 0;</text:p>
      <text:p text:style-name="P1">}</text:p>
      <text:p text:style-name="P1">nav&gt;ul&gt;li{</text:p>
      <text:p text:style-name="P1"><text:s text:c="2"/>display:inline;</text:p>
      <text:p text:style-name="P1"><text:s text:c="2"/>width:100%;</text:p>
      <text:p text:style-name="P1"><text:s text:c="2"/>height: 7vh;</text:p>
      <text:p text:style-name="P1"><text:s text:c="2"/>margin-left: 20px;</text:p>
      <text:p text:style-name="P1"><text:s text:c="2"/>margin-top: -100px;</text:p>
      <text:p text:style-name="P1">}</text:p>
      <text:p text:style-name="P1">nav ul li:hover{</text:p>
      <text:p text:style-name="P1"><text:s text:c="2"/>background-color:#FBF2B7;</text:p>
      <text:p text:style-name="P1"><text:s text:c="2"/>border-radius: 2px;</text:p>
      <text:p text:style-name="P1">}</text:p>
      <text:p text:style-name="P1">nav li a{</text:p>
      <text:p text:style-name="P1"><text:s text:c="2"/>text-decoration: none;</text:p>
      <text:p text:style-name="P1"><text:s text:c="2"/>color:#BA3B3E;</text:p>
      <text:p text:style-name="P1"><text:s text:c="2"/>text-align: center;</text:p>
      <text:p text:style-name="P1"><text:s text:c="2"/>padding: 8px 32px;</text:p>
      <text:p text:style-name="P1"><text:s text:c="2"/>display:block;</text:p>
      <text:p text:style-name="P1"><text:s text:c="2"/>position: absolute;</text:p>
      <text:p text:style-name="P1"><text:s text:c="2"/>font-size: 40px;</text:p>
      <text:p text:style-name="P1">}</text:p>
      <text:p text:style-name="P1">.container {</text:p>
      <text:p text:style-name="P1"><text:s text:c="2"/>width: 100%;</text:p>
      <text:p text:style-name="P1"><text:s text:c="2"/>height: 30px;</text:p>
      <text:p text:style-name="P1"><text:s text:c="2"/>margin-left: 70px;</text:p>
      <text:p text:style-name="P1">}</text:p>
      <text:p text:style-name="P1">.progress {</text:p>
      <text:p text:style-name="P1"><text:s text:c="2"/>animation: back2 linear 5s infinite;</text:p>
      <text:p text:style-name="P1">}</text:p>
      <text:p text:style-name="P1"/>
      <text:p text:style-name="P1">@keyframes back</text:p>
      <text:p text:style-name="P1">{</text:p>
      <text:p text:style-name="P1"><text:s text:c="2"/>0%{ background-color: #E2BC74; height: 0%; }</text:p>
      <text:p text:style-name="P1"><text:s text:c="2"/>25%{ background-color: #F4A460; height: 25%; }</text:p>
      <text:p text:style-name="P1"><text:s text:c="2"/>50%{ background-color: #FF7F50; height: 50%; }</text:p>
      <text:p text:style-name="P1"><text:s text:c="2"/>75%{ background-color: #4B0082; height: 75%; }</text:p>
      <text:p text:style-name="P1"><text:s text:c="2"/>100%{ background-color: #2E006C; height: 100%; }</text:p>
      <text:p text:style-name="P1">}</text:p>
      <text:p text:style-name="P1">@keyframes back2</text:p>
      <text:p text:style-name="P1">{</text:p>
      <text:p text:style-name="P1"><text:s text:c="2"/>0%{ color: #2E006C; height: 100%; }</text:p>
      <text:p text:style-name="P1"><text:s text:c="2"/>25%{ color: #4B0082; height: 75%; }</text:p>
      <text:p text:style-name="P1"><text:s text:c="2"/>50%{ color: #FF7F50; height: 50%; }</text:p>
      <text:p text:style-name="P1"><text:s text:c="2"/>75%{ color: #F4A460; height: 25%; }</text:p>
      <text:p text:style-name="P1"><text:s text:c="2"/>100%{ color: #E2BC74; height:0%; }</text:p>
      <text:p text:style-name="P1">}</text:p>
      <text:p text:style-name="P1">.b{</text:p>
      <text:p text:style-name="P1"><text:s text:c="2"/>font-weight: bold;</text:p>
      <text:p text:style-name="P1"><text:soft-page-break/><text:s text:c="2"/>color:#2E006C;</text:p>
      <text:p text:style-name="P1"><text:s text:c="2"/>margin-left: 80px;</text:p>
      <text:p text:style-name="P1">}</text:p>
      <text:p text:style-name="P1">.b li{</text:p>
      <text:p text:style-name="P1"><text:s text:c="2"/>font-weight: bold;</text:p>
      <text:p text:style-name="P1"><text:s text:c="2"/>color:#2E006C;</text:p>
      <text:p text:style-name="P1"><text:s text:c="2"/>font-size: 20px;</text:p>
      <text:p text:style-name="P1">}</text:p>
      <text:p text:style-name="P1">.size{</text:p>
      <text:p text:style-name="P1"><text:s text:c="2"/>font-size: 30px;</text:p>
      <text:p text:style-name="P1"><text:s text:c="2"/>margin-left: 70px;</text:p>
      <text:p text:style-name="P1"/>
      <text:p text:style-name="P1">}</text:p>
      <text:p text:style-name="P1">.section3{</text:p>
      <text:p text:style-name="P1"><text:s text:c="2"/>display: flex;</text:p>
      <text:p text:style-name="P1"><text:s text:c="2"/>align-items: flex-end;</text:p>
      <text:p text:style-name="P1"><text:s text:c="2"/>margin-bottom: 100px;</text:p>
      <text:p text:style-name="P1"><text:s text:c="2"/>flex-wrap: wrap;</text:p>
      <text:p text:style-name="P1"><text:s text:c="2"/>margin: 50px;</text:p>
      <text:p text:style-name="P1">}</text:p>
      <text:p text:style-name="P1"><text:s/>.section3 p{</text:p>
      <text:p text:style-name="P1"><text:s text:c="3"/>flex-direction: row;</text:p>
      <text:p text:style-name="P1"><text:s text:c="3"/>border: transparant;</text:p>
      <text:p text:style-name="P1"><text:s text:c="3"/>margin-top: 100px;</text:p>
      <text:p text:style-name="P1">}</text:p>
      <text:p text:style-name="P1">.section3 h1{</text:p>
      <text:p text:style-name="P1"><text:s text:c="2"/>border: transparant;</text:p>
      <text:p text:style-name="P1"><text:s text:c="2"/>margin-top: 100px;</text:p>
      <text:p text:style-name="P1">}</text:p>
      <text:p text:style-name="P1">.onebox{</text:p>
      <text:p text:style-name="P1"><text:s text:c="2"/>flex-direction: column;</text:p>
      <text:p text:style-name="P1">}</text:p>
      <text:p text:style-name="P1">.banane1{</text:p>
      <text:p text:style-name="P1"><text:s text:c="2"/>margin-top: 450px;</text:p>
      <text:p text:style-name="P1"><text:s text:c="2"/>margin-bottom: 130px;</text:p>
      <text:p text:style-name="P1">}</text:p>
      <text:p text:style-name="P1">.logo p{</text:p>
      <text:p text:style-name="P1"><text:s text:c="2"/>display: flex;</text:p>
      <text:p text:style-name="P1"><text:s text:c="2"/>flex-direction: row;</text:p>
      <text:p text:style-name="P1"><text:s text:c="2"/>justify-content: space-between;</text:p>
      <text:p text:style-name="P1">}</text:p>
      <text:p text:style-name="P1"><text:s/>footer p{</text:p>
      <text:p text:style-name="P1"><text:s text:c="2"/>text-align: center;</text:p>
      <text:p text:style-name="P1"><text:s/>}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3:30:13.873649593</meta:creation-date>
    <dc:date>2018-01-05T13:31:15.230408499</dc:date>
    <meta:editing-duration>PT1M1S</meta:editing-duration>
    <meta:editing-cycles>1</meta:editing-cycles>
    <meta:document-statistic meta:table-count="0" meta:image-count="0" meta:object-count="0" meta:page-count="7" meta:paragraph-count="332" meta:word-count="733" meta:character-count="7945" meta:non-whitespace-character-count="6644"/>
    <meta:generator>LibreOffice/5.1.6.2$Linux_X86_64 LibreOffice_project/10m0$Build-2</meta:generator>
  </office:meta>
</office:document-meta>
</file>